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ell" style:name="ce1" style:display-name="ce1"/>
    <style:style style:family="table-cell" style:name="ce2" style:display-name="ce2">
      <style:text-properties fo:font-weight="bold" fo:font-style="None" fo:font-family="Arial Cyr" fo:font-size="10"/>
    </style:style>
    <style:style style:family="table-cell" style:name="ce3" style:display-name="ce3">
      <style:table-cell-properties fo:border-left="0.74pt solid #3c3c3c" style:vertical-align="middle" fo:border-right="0.74pt solid #3c3c3c" fo:border-top="0.74pt solid #3c3c3c"/>
      <style:paragraph-properties style:vertical-align="middle" fo:text-align="center"/>
    </style:style>
    <style:style style:family="table-cell" style:name="ce5" style:display-name="ce5"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number:number-style style:name="d521b5cc8e2b30816f3caa3bb96f001b" style:display-name="d521b5cc8e2b30816f3caa3bb96f001b">
      <number:number number:grouping="false" number:decimal-places="0" number:min-integer-digits="1"/>
    </number:number-style>
    <style:style style:data-style-name="d521b5cc8e2b30816f3caa3bb96f001b" style:family="table-cell" style:name="ce6" style:display-name="ce6"/>
    <style:style style:family="table-cell" style:name="ce7" style:display-name="ce7">
      <style:table-cell-properties fo:border-left="0.74pt solid #3c3c3c" style:vertical-align="middle" fo:border-right="0.74pt solid #3c3c3c" fo:wrap-option="wrap" fo:border-top="0.74pt solid #3c3c3c"/>
      <style:paragraph-properties style:vertical-align="middle" fo:text-align="center"/>
    </style:style>
    <style:style style:family="table-cell" style:name="ce9" style:display-name="ce9">
      <style:paragraph-properties fo:text-align="center"/>
    </style:style>
    <style:style style:family="table-cell" style:name="ce10" style:display-name="ce10"/>
    <number:number-style style:name="bfbd19583dac66b90ad524303bb6a0ac" style:display-name="bfbd19583dac66b90ad524303bb6a0ac">
      <number:number number:grouping="false" number:decimal-places="0" number:min-integer-digits="1"/>
    </number:number-style>
    <style:style style:data-style-name="bfbd19583dac66b90ad524303bb6a0ac" style:family="table-cell" style:name="ce11" style:display-name="ce11">
      <style:table-cell-properties fo:border-right="0.74pt solid #3c3c3c" fo:border-top="0.74pt solid #3c3c3c" fo:background-color="#ffffff" fo:border-left="0.74pt solid #3c3c3c" fo:wrap-option="wrap" style:vertical-align="middle"/>
      <style:paragraph-properties style:vertical-align="middle" fo:text-align="center"/>
    </style:style>
    <style:style style:family="table-cell" style:name="ce12" style:display-name="ce12">
      <style:table-cell-properties fo:border-right="0.74pt solid #3c3c3c" fo:border-top="0.74pt solid #3c3c3c" fo:background-color="#ffffff" fo:border-left="0.74pt solid #3c3c3c" fo:border-bottom="0.74pt solid #3c3c3c" style:vertical-align="middle"/>
      <style:paragraph-properties style:vertical-align="middle" fo:text-align="center"/>
    </style:style>
    <style:style style:family="table-cell" style:name="ce13" style:display-name="ce13">
      <style:text-properties fo:font-weight="bold" fo:font-style="None" fo:font-family="Arial Cyr" fo:font-size="10"/>
    </style:style>
    <style:style style:family="table-cell" style:name="ce14" style:display-name="ce14">
      <style:text-properties fo:font-weight="bold" fo:font-style="None" fo:font-family="Arial Cyr" fo:font-size="12"/>
    </style:style>
    <number:number-style style:name="3374671896871e1673b097ad3f28a68d" style:display-name="3374671896871e1673b097ad3f28a68d">
      <number:number number:grouping="false" number:decimal-places="0" number:min-integer-digits="1"/>
    </number:number-style>
    <style:style style:data-style-name="3374671896871e1673b097ad3f28a68d" style:family="table-cell" style:name="ce15" style:display-name="ce15">
      <style:table-cell-properties fo:border-left="0.74pt solid #3c3c3c" style:vertical-align="middle" fo:background-color="#ffffff" fo:wrap-option="wrap" fo:border-top="0.74pt solid #3c3c3c"/>
      <style:paragraph-properties style:vertical-align="middle" fo:text-align="center"/>
    </style:style>
    <style:style style:family="table-cell" style:name="ce17" style:display-name="ce17">
      <style:paragraph-properties fo:text-align="start"/>
    </style:style>
    <style:style style:family="table-cell" style:name="ce18" style:display-name="ce18"/>
    <style:style style:family="table-cell" style:name="ce19" style:display-name="ce19"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21" style:display-name="ce21">
      <style:table-cell-properties fo:border-bottom="0.74pt solid #3c3c3c" style:vertical-align="middle" fo:border-right="0.74pt solid #3c3c3c" fo:border-top="0.74pt solid #3c3c3c"/>
      <style:paragraph-properties style:vertical-align="middle" fo:text-align="center"/>
    </style:style>
    <number:number-style style:name="a589a36795896d143cf1578547abc504" style:display-name="a589a36795896d143cf1578547abc504">
      <number:number number:grouping="false" number:decimal-places="0" number:min-integer-digits="1"/>
    </number:number-style>
    <style:style style:data-style-name="a589a36795896d143cf1578547abc504" style:family="table-cell" style:name="ce25" style:display-name="ce25">
      <style:text-properties fo:font-weight="None" fo:font-style="None" fo:font-family="Arial Cyr" fo:font-size="8"/>
      <style:table-cell-properties fo:border-right="0.74pt solid #3c3c3c" fo:border-top="0.74pt solid #3c3c3c" fo:background-color="#ffffff" fo:border-left="0.74pt solid #3c3c3c" fo:wrap-option="wrap" style:vertical-align="middle"/>
      <style:paragraph-properties style:vertical-align="middle" fo:text-align="center"/>
    </style:style>
    <style:style style:family="table-cell" style:name="ce28" style:display-name="ce28">
      <style:text-properties fo:font-weight="None" fo:font-style="None" fo:font-family="Arial Cyr" fo:font-size="8"/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31" style:display-name="ce31">
      <style:text-properties fo:font-weight="None" fo:font-style="None" fo:font-family="Arial Cyr" fo:font-size="8"/>
      <style:table-cell-properties fo:border-left="0.74pt solid #3c3c3c" style:vertical-align="middle" fo:border-right="0.74pt solid #3c3c3c" fo:wrap-option="wrap" fo:border-top="0.74pt solid #3c3c3c"/>
      <style:paragraph-properties style:vertical-align="middle" fo:text-align="center"/>
    </style:style>
    <number:number-style style:name="46d231357499182d7a4454bfaf2b6195" style:display-name="46d231357499182d7a4454bfaf2b6195">
      <number:number number:grouping="true" number:decimal-places="2" number:min-integer-digits="1"/>
    </number:number-style>
    <style:style style:data-style-name="46d231357499182d7a4454bfaf2b6195" style:family="table-cell" style:name="ce32" style:display-name="ce32"/>
    <style:style style:family="table-cell" style:name="ce39" style:display-name="ce39">
      <style:text-properties fo:font-weight="None" fo:font-style="None" fo:font-family="Arial Cyr" fo:font-size="7.5"/>
      <style:table-cell-properties fo:border-left="0.74pt solid #3c3c3c" style:vertical-align="middle" fo:border-right="0.74pt solid #3c3c3c" fo:wrap-option="wrap" fo:border-top="0.74pt solid #3c3c3c"/>
      <style:paragraph-properties style:vertical-align="middle" fo:text-align="center"/>
    </style:style>
    <style:style style:family="table-column" style:name="2c89cf28a16cd30ae0d92c8978f24b9b" style:display-name="2c89cf28a16cd30ae0d92c8978f24b9b">
      <style:table-column-properties fo:break-before="auto" style:column-width="1738.52"/>
    </style:style>
    <style:style style:family="table-column" style:name="47e5deb031bfe48fe60d05ea05acf663" style:display-name="47e5deb031bfe48fe60d05ea05acf663">
      <style:table-column-properties fo:break-before="auto" style:column-width="1151.5"/>
    </style:style>
    <style:style style:family="table-column" style:name="0453d8a931370d329ffa9b117828ee9e" style:display-name="0453d8a931370d329ffa9b117828ee9e">
      <style:table-column-properties fo:break-before="auto" style:column-width="1507.24"/>
    </style:style>
    <style:style style:family="table-column" style:name="0a7be037baffacd685dd5a00f2e1fc40" style:display-name="0a7be037baffacd685dd5a00f2e1fc40">
      <style:table-column-properties fo:break-before="auto" style:column-width="2959.6"/>
    </style:style>
    <style:style style:family="table-column" style:name="12ca6511333fad7d5dc392b8e0498169" style:display-name="12ca6511333fad7d5dc392b8e0498169">
      <style:table-column-properties fo:break-before="auto" style:column-width="2767.52"/>
    </style:style>
    <style:style style:family="table-column" style:name="b275186cc7b56c110c1ecf5054083543" style:display-name="b275186cc7b56c110c1ecf5054083543">
      <style:table-column-properties fo:break-before="auto" style:column-width="3179.12"/>
    </style:style>
    <style:style style:family="table-column" style:name="e4791d7a1b1abd3f787cc0598cbb019b" style:display-name="e4791d7a1b1abd3f787cc0598cbb019b">
      <style:table-column-properties fo:break-before="auto" style:column-width="2713.62"/>
    </style:style>
    <style:style style:family="table-column" style:name="e9500b1a12e1c9f94ed7d6b0d9e4ea26" style:display-name="e9500b1a12e1c9f94ed7d6b0d9e4ea26">
      <style:table-column-properties fo:break-before="auto" style:column-width="9346.26"/>
    </style:style>
    <style:style style:family="table-column" style:name="56a2a997685cfab307b45d87254d51ce" style:display-name="56a2a997685cfab307b45d87254d51ce">
      <style:table-column-properties fo:break-before="auto" style:column-width="4057.2"/>
    </style:style>
    <style:style style:family="table-column" style:name="6fc97d3ad380442ba3b68d56c645e070" style:display-name="6fc97d3ad380442ba3b68d56c645e070">
      <style:table-column-properties fo:break-before="auto" style:column-width="5509.56"/>
    </style:style>
    <style:style style:family="table-column" style:name="ccfb4e360b97b6fcc7d830b544f790cf" style:display-name="ccfb4e360b97b6fcc7d830b544f790cf">
      <style:table-column-properties fo:break-before="auto" style:column-width="3179.12"/>
    </style:style>
    <style:style style:family="table-column" style:name="e23d890939cb2567656dbcb7a78a0d8b" style:display-name="e23d890939cb2567656dbcb7a78a0d8b">
      <style:table-column-properties fo:break-before="auto" style:column-width="1862.98"/>
    </style:style>
    <style:style style:family="table-column" style:name="5f2160acd283493621c3448c0c906695" style:display-name="5f2160acd283493621c3448c0c906695">
      <style:table-column-properties fo:break-before="auto" style:column-width="2549.96"/>
    </style:style>
    <style:style style:family="table-column" style:name="6ac396f4ec8c238834e3841f5b1d4802" style:display-name="6ac396f4ec8c238834e3841f5b1d4802">
      <style:table-column-properties fo:break-before="auto" style:column-width="2686.18"/>
    </style:style>
    <style:style style:family="table-column" style:name="11e02f44751fc1ffd4850d76c18b5239" style:display-name="11e02f44751fc1ffd4850d76c18b5239">
      <style:table-column-properties fo:break-before="auto" style:column-width="1738.52"/>
    </style:style>
    <style:style style:family="table-column" style:name="894ca842d32c4494923bce9df29d9c69" style:display-name="894ca842d32c4494923bce9df29d9c69">
      <style:table-column-properties fo:break-before="auto" style:column-width="2549.96"/>
    </style:style>
    <style:style style:family="table-column" style:name="6ce8faa183f56934521e541fa438df82" style:display-name="6ce8faa183f56934521e541fa438df82">
      <style:table-column-properties fo:break-before="auto" style:column-width="2686.18"/>
    </style:style>
    <style:style style:family="table-column" style:name="fa462e1efa2b5510a7c7a72d72273eed" style:display-name="fa462e1efa2b5510a7c7a72d72273eed">
      <style:table-column-properties fo:break-before="auto" style:column-width="2822.4"/>
    </style:style>
    <style:style style:family="table-column" style:name="2d4485e980c8e521ad9243c355a01acc" style:display-name="2d4485e980c8e521ad9243c355a01acc">
      <style:table-column-properties fo:break-before="auto" style:column-width="1738.52"/>
    </style:style>
    <style:style style:family="table-row" style:name="8a209554284e06a93acfe816d62d88c9" style:display-name="8a209554284e06a93acfe816d62d88c9">
      <style:table-row-properties fo:break-before="auto" style:row-height="441.0"/>
    </style:style>
    <style:style style:family="table-row" style:name="85ed80202ab1fccb92274c445fd6d90f" style:display-name="85ed80202ab1fccb92274c445fd6d90f">
      <style:table-row-properties fo:break-before="auto" style:row-height="544.88"/>
    </style:style>
    <style:style style:family="table-row" style:name="e6ae3d2b3311a884b91054f24743bd45" style:display-name="e6ae3d2b3311a884b91054f24743bd45">
      <style:table-row-properties fo:break-before="auto" style:row-height="441.0"/>
    </style:style>
    <style:style style:family="table-row" style:name="988c084fa55c4be7e4696b5bb84f75a1" style:display-name="988c084fa55c4be7e4696b5bb84f75a1">
      <style:table-row-properties fo:break-before="auto" style:row-height="441.0"/>
    </style:style>
    <style:style style:family="table-row" style:name="bfdc8e51c581501bfad6c9d92978e565" style:display-name="bfdc8e51c581501bfad6c9d92978e565">
      <style:table-row-properties fo:break-before="auto" style:row-height="441.0"/>
    </style:style>
    <style:style style:family="table-row" style:name="dc5e23a318dfd48b79395594977de99c" style:display-name="dc5e23a318dfd48b79395594977de99c">
      <style:table-row-properties fo:break-before="auto" style:row-height="441.0"/>
    </style:style>
    <style:style style:family="table-row" style:name="c47c62c6874611c270ca8ef44950170c" style:display-name="c47c62c6874611c270ca8ef44950170c">
      <style:table-row-properties fo:break-before="auto" style:row-height="751.66"/>
    </style:style>
    <style:style style:family="table-row" style:name="4222e4f46456f6441286a16a9d1d42b3" style:display-name="4222e4f46456f6441286a16a9d1d42b3">
      <style:table-row-properties fo:break-before="auto" style:row-height="389.06"/>
    </style:style>
    <style:style style:family="table-row" style:name="d0e5462b0937663d11d69acd1bdd1ace" style:display-name="d0e5462b0937663d11d69acd1bdd1ace">
      <style:table-row-properties fo:break-before="auto" style:row-height="441.0"/>
    </style:style>
    <style:style style:family="table-row" style:name="5f7ad697cabca7349680ccd3bdb884ab" style:display-name="5f7ad697cabca7349680ccd3bdb884ab">
      <style:table-row-properties fo:break-before="auto" style:row-height="385.14"/>
    </style:style>
    <style:style style:family="table-row" style:name="1768eeffe5c241f6d8c70aa747b71282" style:display-name="1768eeffe5c241f6d8c70aa747b71282">
      <style:table-row-properties fo:break-before="auto" style:row-height="389.06"/>
    </style:style>
    <style:style style:family="table-row" style:name="9d00b3ce12dbf4b5dc5ca118ae7263f4" style:display-name="9d00b3ce12dbf4b5dc5ca118ae7263f4">
      <style:table-row-properties fo:break-before="auto" style:row-height="622.3"/>
    </style:style>
    <style:style style:family="table-row" style:name="2dc70c36529d429498cbc8710c930e3b" style:display-name="2dc70c36529d429498cbc8710c930e3b">
      <style:table-row-properties fo:break-before="auto" style:row-height="959.42"/>
    </style:style>
    <style:style style:family="table-row" style:name="aa2c5580bd474edb9c4fc68dfd5d716b" style:display-name="aa2c5580bd474edb9c4fc68dfd5d716b">
      <style:table-row-properties fo:break-before="auto" style:row-height="441.0"/>
    </style:style>
    <style:style style:family="table-row" style:name="e245d8b32e220d5f329da6f9082e8cb2" style:display-name="e245d8b32e220d5f329da6f9082e8cb2">
      <style:table-row-properties fo:break-before="auto" style:row-height="441.0"/>
    </style:style>
    <style:style style:family="table-row" style:name="27703eaca3db482e16ddefd3057d1455" style:display-name="27703eaca3db482e16ddefd3057d1455">
      <style:table-row-properties fo:break-before="auto" style:row-height="441.0"/>
    </style:style>
    <style:style style:family="table-row" style:name="d1e608dedf58336d4c97074b5aa273f5" style:display-name="d1e608dedf58336d4c97074b5aa273f5">
      <style:table-row-properties fo:break-before="auto" style:row-height="441.0"/>
    </style:style>
    <style:style style:family="table-row" style:name="ba127125eec1d32da309b2247c07f2ab" style:display-name="ba127125eec1d32da309b2247c07f2ab">
      <style:table-row-properties fo:break-before="auto" style:row-height="441.0"/>
    </style:style>
    <style:style style:family="table-row" style:name="f0b947db0bff2889ff53a79e9f5e1c25" style:display-name="f0b947db0bff2889ff53a79e9f5e1c25">
      <style:table-row-properties fo:break-before="auto" style:row-height="441.0"/>
    </style:style>
    <style:style style:family="table-row" style:name="610d8de68ecac1d5015d7dd9969ea301" style:display-name="610d8de68ecac1d5015d7dd9969ea301">
      <style:table-row-properties fo:break-before="auto" style:row-height="441.0"/>
    </style:style>
    <style:style style:family="table-row" style:name="6a6a8e7a5a528c86f9b08be36657aec1" style:display-name="6a6a8e7a5a528c86f9b08be36657aec1">
      <style:table-row-properties fo:break-before="auto" style:row-height="441.0"/>
    </style:style>
    <style:style style:family="table-row" style:name="a02ef426fc0b144065be489b6065cbd2" style:display-name="a02ef426fc0b144065be489b6065cbd2">
      <style:table-row-properties fo:break-before="auto" style:row-height="441.0"/>
    </style:style>
    <style:style style:family="table-row" style:name="44e47b33c607cdd8cc2f76f29ecdf52b" style:display-name="44e47b33c607cdd8cc2f76f29ecdf52b">
      <style:table-row-properties fo:break-before="auto" style:row-height="441.0"/>
    </style:style>
    <style:style style:family="table-row" style:name="9474375783414ebb5b79458afeb47d4a" style:display-name="9474375783414ebb5b79458afeb47d4a">
      <style:table-row-properties fo:break-before="auto" style:row-height="441.0"/>
    </style:style>
    <style:style style:family="table-row" style:name="913babdcde6284d33174657509ec30f2" style:display-name="913babdcde6284d33174657509ec30f2">
      <style:table-row-properties fo:break-before="auto" style:row-height="441.0"/>
    </style:style>
    <style:style style:family="table-row" style:name="3b7ec3be78301042eabe9e686cba3873" style:display-name="3b7ec3be78301042eabe9e686cba3873">
      <style:table-row-properties fo:break-before="auto" style:row-height="441.0"/>
    </style:style>
    <style:style style:family="table-row" style:name="d71148fb4c55a8aae4253c70c4fde563" style:display-name="d71148fb4c55a8aae4253c70c4fde563">
      <style:table-row-properties fo:break-before="auto" style:row-height="442.96"/>
    </style:style>
  </office:automatic-styles>
  <office:body>
    <office:spreadsheet>
      <table:table table:name="Лист1">
        <table:table-column table:style-name="2c89cf28a16cd30ae0d92c8978f24b9b" table:default-cell-style-name="ce1"/>
        <table:table-column table:style-name="47e5deb031bfe48fe60d05ea05acf663" table:default-cell-style-name="ce1"/>
        <table:table-column table:style-name="0453d8a931370d329ffa9b117828ee9e" table:default-cell-style-name="ce1"/>
        <table:table-column table:style-name="0a7be037baffacd685dd5a00f2e1fc40" table:default-cell-style-name="ce10"/>
        <table:table-column table:style-name="12ca6511333fad7d5dc392b8e0498169" table:default-cell-style-name="ce10"/>
        <table:table-column table:style-name="b275186cc7b56c110c1ecf5054083543" table:default-cell-style-name="ce10"/>
        <table:table-column table:style-name="e4791d7a1b1abd3f787cc0598cbb019b" table:default-cell-style-name="ce10"/>
        <table:table-column table:style-name="e9500b1a12e1c9f94ed7d6b0d9e4ea26" table:default-cell-style-name="ce10"/>
        <table:table-column table:style-name="56a2a997685cfab307b45d87254d51ce" table:default-cell-style-name="ce10"/>
        <table:table-column table:style-name="6fc97d3ad380442ba3b68d56c645e070" table:default-cell-style-name="ce10"/>
        <table:table-column table:style-name="ccfb4e360b97b6fcc7d830b544f790cf" table:default-cell-style-name="ce10"/>
        <table:table-column table:style-name="e23d890939cb2567656dbcb7a78a0d8b" table:number-columns-repeated="2" table:default-cell-style-name="ce10"/>
        <table:table-column table:style-name="5f2160acd283493621c3448c0c906695" table:default-cell-style-name="ce1"/>
        <table:table-column table:style-name="6ac396f4ec8c238834e3841f5b1d4802" table:default-cell-style-name="ce1"/>
        <table:table-column table:style-name="11e02f44751fc1ffd4850d76c18b5239" table:number-columns-repeated="3" table:default-cell-style-name="None"/>
        <table:table-column table:style-name="894ca842d32c4494923bce9df29d9c69" table:default-cell-style-name="ce1"/>
        <table:table-column table:style-name="6ce8faa183f56934521e541fa438df82" table:default-cell-style-name="ce1"/>
        <table:table-column table:style-name="fa462e1efa2b5510a7c7a72d72273eed" table:default-cell-style-name="ce1"/>
        <table:table-column table:style-name="2d4485e980c8e521ad9243c355a01acc" table:number-columns-repeated="1003" table:default-cell-style-name="None"/>
        <table:table-row table:style-name="8a209554284e06a93acfe816d62d88c9">
          <table:table-cell office:value="None" office:value-type="string"/>
        </table:table-row>
        <table:table-row table:style-name="85ed80202ab1fccb92274c445fd6d90f"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4" office:value="None" office:value-type="string">
            <text:p><text:span text:style-name="ce14">К Н И Г А П Р О Д А Ж</text:span></text:p>
          </table:table-cell>
          <table:table-cell table:style-name="ce18" office:value="None" office:value-type="string"/>
          <table:table-cell table:style-name="ce18" office:value="None" office:value-type="string"/>
          <table:table-cell table:style-name="ce18" office:value="None" office:value-type="string"/>
          <table:table-cell table:style-name="ce18" office:value="None" office:value-type="string"/>
          <table:table-cell office:value="None" office:value-type="string"/>
        </table:table-row>
        <table:table-row table:style-name="e6ae3d2b3311a884b91054f24743bd45">
          <table:table-cell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8" office:value="None" office:value-type="string"/>
          <table:table-cell table:style-name="ce18" office:value="None" office:value-type="string"/>
          <table:table-cell table:style-name="ce18" office:value="None" office:value-type="string"/>
          <table:table-cell office:value="None" office:value-type="string"/>
        </table:table-row>
        <table:table-row table:style-name="988c084fa55c4be7e4696b5bb84f75a1">
          <table:table-cell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office:value="None" office:value-type="string"/>
        </table:table-row>
        <table:table-row table:style-name="bfdc8e51c581501bfad6c9d92978e565">
          <table:table-cell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office:value="None" office:value-type="string"/>
        </table:table-row>
        <table:table-row table:style-name="dc5e23a318dfd48b79395594977de99c">
          <table:table-cell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13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table:style-name="ce2" office:value="None" office:value-type="string"/>
          <table:table-cell office:value="None" office:value-type="string"/>
        </table:table-row>
        <table:table-row table:style-name="c47c62c6874611c270ca8ef44950170c">
          <table:table-cell office:value="None" office:value-type="string"/>
          <table:table-cell table:number-rows-spanned="7" table:style-name="ce3" office:value="None" office:value-type="string">
            <text:p><text:span text:style-name="ce3">№ п/п</text:span></text:p>
          </table:table-cell>
          <table:table-cell table:number-rows-spanned="7" table:style-name="ce7" office:value="None" office:value-type="string">
            <text:p><text:span text:style-name="ce7">Код вида операции</text:span></text:p>
          </table:table-cell>
          <table:table-cell table:number-rows-spanned="7" table:style-name="ce11" office:value="None" office:value-type="string">
            <text:p><text:span text:style-name="ce11">Номер и дата счета-фактуры продавца</text:span></text:p>
          </table:table-cell>
          <table:table-cell table:number-rows-spanned="7" table:style-name="ce11" office:value="None" office:value-type="string">
            <text:p><text:span text:style-name="ce11">Номер</text:span></text:p>
            <text:p><text:span text:style-name="ce11">и дата исправления счета-фактуры продавца</text:span></text:p>
          </table:table-cell>
          <table:table-cell table:number-rows-spanned="7" table:style-name="ce11" office:value="None" office:value-type="string">
            <text:p><text:span text:style-name="ce11">Номер</text:span></text:p>
            <text:p><text:span text:style-name="ce11">и дата корректировочного счета-фактуры продавца</text:span></text:p>
          </table:table-cell>
          <table:table-cell table:number-rows-spanned="7" table:style-name="ce11" office:value="None" office:value-type="string">
            <text:p><text:span text:style-name="ce11">Номер</text:span></text:p>
            <text:p><text:span text:style-name="ce11">и дата исправления корректировочного счета-фактуры</text:span></text:p>
            <text:p><text:span text:style-name="ce11">продавца</text:span></text:p>
          </table:table-cell>
          <table:table-cell table:number-rows-spanned="7" table:style-name="ce11" office:value="None" office:value-type="string">
            <text:p><text:span text:style-name="ce11">Наименование покупателя</text:span></text:p>
          </table:table-cell>
          <table:table-cell table:number-rows-spanned="7" table:style-name="ce15" office:value="None" office:value-type="string">
            <text:p><text:span text:style-name="ce15">ИНН/КПП покупателя</text:span></text:p>
          </table:table-cell>
          <table:table-cell table:number-rows-spanned="4" table:style-name="ce19" table:number-columns-spanned="2" office:value="None" office:value-type="string">
            <text:p><text:span text:style-name="ce19">Сведения о посреднике(комиссионере, агенте)</text:span></text:p>
          </table:table-cell>
          <table:covered-table-cell table:style-name="ce15" table:number-columns-repeated="1"/>
          <table:table-cell table:number-rows-spanned="7" table:style-name="ce25" office:value="None" office:value-type="string">
            <text:p><text:span text:style-name="ce25">Номер и дата документа, подтверждающего оплату</text:span></text:p>
          </table:table-cell>
          <table:table-cell table:number-rows-spanned="7" table:style-name="ce25" office:value="None" office:value-type="string">
            <text:p><text:span text:style-name="ce25">Наименование и код валюты</text:span></text:p>
          </table:table-cell>
          <table:table-cell table:number-rows-spanned="6" table:style-name="ce28" table:number-columns-spanned="2" office:value="None" office:value-type="string">
            <text:p><text:span text:style-name="ce28">Стоимость продаж по счету-фактуре,разница стоимости по корректировочному счету-фактуре (включая НДС) в валюте счета-фактуры</text:span></text:p>
          </table:table-cell>
          <table:covered-table-cell table:style-name="ce25" table:number-columns-repeated="1"/>
          <table:table-cell table:number-rows-spanned="6" table:style-name="ce28" table:number-columns-spanned="3" office:value="None" office:value-type="string">
            <text:p><text:span text:style-name="ce28">Стоимость продаж, облагаемых налогом, по счету-фактуре,разница стоимости по корректировочному счету-фактуре (без НДС) в рублях и копейках, по ставке</text:span></text:p>
          </table:table-cell>
          <table:covered-table-cell table:style-name="ce28" table:number-columns-repeated="2"/>
          <table:table-cell table:number-rows-spanned="6" table:style-name="ce28" table:number-columns-spanned="2" office:value="None" office:value-type="string">
            <text:p><text:span text:style-name="ce28">Сумма НДС по счету-фактуре, разница стоимости по корректировочному счету-фактуре в рублях и копейках, по ставке</text:span></text:p>
          </table:table-cell>
          <table:covered-table-cell table:style-name="ce28" table:number-columns-repeated="1"/>
          <table:table-cell table:number-rows-spanned="7" table:style-name="ce39" office:value="None" office:value-type="string">
            <text:p><text:span text:style-name="ce39">Стоимость продаж, освобождаемых от налога, по счету-фактуре, разница стоимости по корректировочному счету-фактуре в рублях и копейках</text:span></text:p>
          </table:table-cell>
          <table:table-cell office:value="None" office:value-type="string"/>
        </table:table-row>
        <table:table-row table:style-name="4222e4f46456f6441286a16a9d1d42b3">
          <table:table-cell office:value="None" office:value-type="string"/>
          <table:covered-table-cell table:number-columns-repeated="20"/>
          <table:table-cell office:value="None" office:value-type="string"/>
        </table:table-row>
        <table:table-row table:style-name="d0e5462b0937663d11d69acd1bdd1ace">
          <table:table-cell office:value="None" office:value-type="string"/>
          <table:covered-table-cell table:number-columns-repeated="20"/>
          <table:table-cell office:value="None" office:value-type="string"/>
        </table:table-row>
        <table:table-row table:style-name="5f7ad697cabca7349680ccd3bdb884ab">
          <table:table-cell office:value="None" office:value-type="string"/>
          <table:covered-table-cell table:number-columns-repeated="20"/>
          <table:table-cell office:value="None" office:value-type="string"/>
        </table:table-row>
        <table:table-row table:style-name="1768eeffe5c241f6d8c70aa747b71282">
          <table:table-cell office:value="None" office:value-type="string"/>
          <table:covered-table-cell table:number-columns-repeated="8"/>
          <table:table-cell table:number-rows-spanned="3" table:style-name="ce7" office:value="None" office:value-type="string">
            <text:p><text:span text:style-name="ce7">наименование посредника</text:span></text:p>
          </table:table-cell>
          <table:table-cell table:number-rows-spanned="3" table:style-name="ce7" office:value="None" office:value-type="string">
            <text:p><text:span text:style-name="ce7">ИНН/КПП посредника</text:span></text:p>
          </table:table-cell>
          <table:covered-table-cell table:style-name="ce7" table:number-columns-repeated="10"/>
          <table:table-cell office:value="None" office:value-type="string"/>
        </table:table-row>
        <table:table-row table:style-name="9d00b3ce12dbf4b5dc5ca118ae7263f4">
          <table:table-cell office:value="None" office:value-type="string"/>
          <table:covered-table-cell table:number-columns-repeated="20"/>
          <table:table-cell office:value="None" office:value-type="string"/>
        </table:table-row>
        <table:table-row table:style-name="2dc70c36529d429498cbc8710c930e3b">
          <table:table-cell office:value="None" office:value-type="string"/>
          <table:covered-table-cell table:number-columns-repeated="12"/>
          <table:table-cell table:style-name="ce31" office:value="None" office:value-type="string">
            <text:p><text:span text:style-name="ce31">в валюте счета-фактуры</text:span></text:p>
          </table:table-cell>
          <table:table-cell table:style-name="ce31" office:value="None" office:value-type="string">
            <text:p><text:span text:style-name="ce31">в рублях и копейках</text:span></text:p>
          </table:table-cell>
          <table:table-cell table:style-name="ce31" office:value="None" office:value-type="string">
            <text:p><text:span text:style-name="ce31">18 процентов</text:span></text:p>
          </table:table-cell>
          <table:table-cell table:style-name="ce31" office:value="None" office:value-type="string">
            <text:p><text:span text:style-name="ce31">10 процентов</text:span></text:p>
          </table:table-cell>
          <table:table-cell table:style-name="ce31" office:value="None" office:value-type="string">
            <text:p><text:span text:style-name="ce31">0 процентов</text:span></text:p>
          </table:table-cell>
          <table:table-cell table:style-name="ce31" office:value="None" office:value-type="string">
            <text:p><text:span text:style-name="ce31">18 процентов</text:span></text:p>
          </table:table-cell>
          <table:table-cell table:style-name="ce31" office:value="None" office:value-type="string">
            <text:p><text:span text:style-name="ce31">10 процентов</text:span></text:p>
          </table:table-cell>
          <table:covered-table-cell table:style-name="ce31" table:number-columns-repeated="1"/>
          <table:table-cell office:value="None" office:value-type="string"/>
        </table:table-row>
        <table:table-row table:style-name="aa2c5580bd474edb9c4fc68dfd5d716b">
          <table:table-cell office:value="None" office:value-type="string"/>
          <table:table-cell table:style-name="ce5" office:value="1" office:value-type="float">
            <text:p><text:span text:style-name="ce5">1</text:span></text:p>
          </table:table-cell>
          <table:table-cell table:style-name="ce5" office:value="2" office:value-type="float">
            <text:p><text:span text:style-name="ce5">2</text:span></text:p>
          </table:table-cell>
          <table:table-cell table:style-name="ce12" office:value="None" office:value-type="string">
            <text:p><text:span text:style-name="ce12">3</text:span></text:p>
          </table:table-cell>
          <table:table-cell table:style-name="ce12" office:value="None" office:value-type="string">
            <text:p><text:span text:style-name="ce12">4</text:span></text:p>
          </table:table-cell>
          <table:table-cell table:style-name="ce12" office:value="None" office:value-type="string">
            <text:p><text:span text:style-name="ce12">5</text:span></text:p>
          </table:table-cell>
          <table:table-cell table:style-name="ce12" office:value="None" office:value-type="string">
            <text:p><text:span text:style-name="ce12">6</text:span></text:p>
          </table:table-cell>
          <table:table-cell table:style-name="ce12" office:value="None" office:value-type="string">
            <text:p><text:span text:style-name="ce12">7</text:span></text:p>
          </table:table-cell>
          <table:table-cell table:style-name="ce12" office:value="None" office:value-type="string">
            <text:p><text:span text:style-name="ce12">8</text:span></text:p>
          </table:table-cell>
          <table:table-cell table:style-name="ce21" office:value="9" office:value-type="float">
            <text:p><text:span text:style-name="ce21">9</text:span></text:p>
          </table:table-cell>
          <table:table-cell table:style-name="ce21" office:value="10" office:value-type="float">
            <text:p><text:span text:style-name="ce21">10</text:span></text:p>
          </table:table-cell>
          <table:table-cell table:style-name="ce12" office:value="None" office:value-type="string">
            <text:p><text:span text:style-name="ce12">11</text:span></text:p>
          </table:table-cell>
          <table:table-cell table:style-name="ce12" office:value="None" office:value-type="string">
            <text:p><text:span text:style-name="ce12">12</text:span></text:p>
          </table:table-cell>
          <table:table-cell table:style-name="ce12" office:value="None" office:value-type="string">
            <text:p><text:span text:style-name="ce12">13а</text:span></text:p>
          </table:table-cell>
          <table:table-cell table:style-name="ce12" office:value="None" office:value-type="string">
            <text:p><text:span text:style-name="ce12">13б</text:span></text:p>
          </table:table-cell>
          <table:table-cell table:style-name="ce12" office:value="None" office:value-type="string">
            <text:p><text:span text:style-name="ce12">14</text:span></text:p>
          </table:table-cell>
          <table:table-cell table:style-name="ce12" office:value="None" office:value-type="string">
            <text:p><text:span text:style-name="ce12">15</text:span></text:p>
          </table:table-cell>
          <table:table-cell table:style-name="ce12" office:value="None" office:value-type="string">
            <text:p><text:span text:style-name="ce12">16</text:span></text:p>
          </table:table-cell>
          <table:table-cell table:style-name="ce12" office:value="None" office:value-type="string">
            <text:p><text:span text:style-name="ce12">17</text:span></text:p>
          </table:table-cell>
          <table:table-cell table:style-name="ce12" office:value="None" office:value-type="string">
            <text:p><text:span text:style-name="ce12">18</text:span></text:p>
          </table:table-cell>
          <table:table-cell table:style-name="ce12" office:value="None" office:value-type="string">
            <text:p><text:span text:style-name="ce12">19</text:span></text:p>
          </table:table-cell>
          <table:table-cell office:value="None" office:value-type="string"/>
        </table:table-row>
        <table:table-row table:style-name="e245d8b32e220d5f329da6f9082e8cb2">
          <table:table-cell office:value="None" office:value-type="string"/>
          <table:table-cell table:style-name="ce6" office:value="None" office:value-type="string"/>
          <table:table-cell table:style-name="ce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7" office:value="None" office:value-type="string"/>
          <table:table-cell office:value="None" office:value-type="string"/>
          <table:table-cell table:style-name="ce17"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27703eaca3db482e16ddefd3057d145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d1e608dedf58336d4c97074b5aa273f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ba127125eec1d32da309b2247c07f2a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f0b947db0bff2889ff53a79e9f5e1c2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610d8de68ecac1d5015d7dd9969ea30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6a6a8e7a5a528c86f9b08be36657aec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a02ef426fc0b144065be489b6065cbd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44e47b33c607cdd8cc2f76f29ecdf52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9474375783414ebb5b79458afeb47d4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913babdcde6284d33174657509ec30f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table:style-name="ce32" office:value="None" office:value-type="string"/>
          <table:table-cell office:value="None" office:value-type="string"/>
        </table:table-row>
        <table:table-row table:style-name="3b7ec3be78301042eabe9e686cba3873">
          <table:table-cell office:value="None" office:value-type="string"/>
        </table:table-row>
        <table:table-row table:style-name="d71148fb4c55a8aae4253c70c4fde563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/>
  <office:automatic-styles>
    <style:page-layout style:name="MyPageLayout">
      <style:page-layout-properties fo:margin-right="0.0" fo:margin-top="980.0" fo:page-height="21.0cm" style:scale-to-pages="1" style:print-orientation="landscape" fo:margin-left="980.0" fo:page-width="29.7cm" style:writing-mode="lr-tb" fo:margin-bottom="980.0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